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1.6458in"/>
        </style:tab-stops>
      </style:paragraph-properties>
    </style:style>
    <style:style style:name="P2" style:parent-style-name="Normal" style:family="paragraph">
      <style:paragraph-properties>
        <style:tab-stops>
          <style:tab-stop style:type="left" style:position="1.6458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6458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6458in"/>
        </style:tab-stops>
      </style:paragraph-properties>
    </style:style>
    <style:style style:name="P5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6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7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8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9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10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11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12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13" style:parent-style-name="Paragraphedeliste" style:list-style-name="LFO1" style:family="paragraph">
      <style:paragraph-properties>
        <style:tab-stops>
          <style:tab-stop style:type="left" style:position="1.1458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6458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6458in"/>
        </style:tab-stops>
      </style:paragraph-properties>
    </style:style>
    <style:style style:name="P16" style:parent-style-name="Paragraphedeliste" style:family="paragraph">
      <style:paragraph-properties>
        <style:tab-stops>
          <style:tab-stop style:type="left" style:position="1.1458in"/>
        </style:tab-stops>
      </style:paragraph-properties>
    </style:style>
  </office:automatic-styles>
  <office:body>
    <office:text text:use-soft-page-breaks="true">
      <text:p text:style-name="P1"><text:tab/></text:p>
      <text:p text:style-name="P2">Projet Omicrone commission note explicative<text:s/></text:p>
      <text:p text:style-name="P3">Base de données PostgreSQL<text:s/></text:p>
      <text:p text:style-name="P4">A faire :<text:s/></text:p>
      <text:list text:style-name="LFO1" text:continue-numbering="true">
        <text:list-item>
          <text:p text:style-name="P5">Faire authentification<text:s/></text:p>
        </text:list-item>
        <text:list-item>
          <text:p text:style-name="P6">Ajout, modification et suppression du consultant à revoir (fonction déjà implémenter dans les classe consultant et utilisateur (modele/classUtilisateur.php)</text:p>
        </text:list-item>
        <text:list-item>
          <text:p text:style-name="P7">Revoir ajout dans commission (contrôleur/c_commission.php, modele/commissionDAO.php)</text:p>
        </text:list-item>
        <text:list-item>
          <text:p text:style-name="P8">Pourcentage sur la marge et le chiffre d’affaire (voir avec Mohammed)<text:s/></text:p>
        </text:list-item>
        <text:list-item>
          <text:p text:style-name="P9">Ajout d’une nouvelle option dans les commissions<text:s/></text:p>
        </text:list-item>
        <text:list-item>
          <text:p text:style-name="P10">Revoir les factures par mois (une facture se crée lorsque l’on génère un CRA dans la case ‘update’ du contrôleur ‘CRA’</text:p>
        </text:list-item>
        <text:list-item>
          <text:p text:style-name="P11">Revoir l’ajout d’un contrat (fonction déjà implémenter)</text:p>
        </text:list-item>
        <text:list-item>
          <text:p text:style-name="P12">Revoir l’ajout d’un RIB dans commercial</text:p>
        </text:list-item>
        <text:list-item>
          <text:p text:style-name="P13">Prendre en compte les jours fériés dans le CRA</text:p>
        </text:list-item>
      </text:list>
      <text:p text:style-name="P14"/>
      <text:p text:style-name="P15">Projet GitHub :<text:s/><text:a xlink:href="https://github.com/Amine-maker/omicrone-commission" office:target-frame-name="_top" xlink:show="replace"><text:span text:style-name="Lienhypertexte">https://github.com/Amine-maker/omicrone-commission</text:span></text:a></text:p>
      <text:p text:style-name="P1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4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ine djennadi</meta:initial-creator>
    <dc:creator>amine djennadi</dc:creator>
    <meta:creation-date>2020-03-05T19:45:00Z</meta:creation-date>
    <dc:date>2020-03-05T19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134" meta:character-count="872" meta:row-count="6" meta:non-whitespace-character-count="739"/>
  </office:meta>
</office:document-meta>
</file>